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cd78" officeooo:paragraph-rsid="0018275f"/>
    </style:style>
    <style:style style:name="P2" style:family="paragraph" style:parent-style-name="Standard">
      <style:paragraph-properties fo:margin-top="0cm" fo:margin-bottom="0.499cm" loext:contextual-spacing="false"/>
    </style:style>
    <style:style style:name="P3" style:family="paragraph" style:parent-style-name="Text_20_body" style:list-style-name="L2">
      <style:paragraph-properties fo:margin-top="0cm" fo:margin-bottom="0cm" loext:contextual-spacing="false"/>
    </style:style>
    <style:style style:name="P4" style:family="paragraph" style:parent-style-name="Text_20_body" style:list-style-name="L12">
      <style:paragraph-properties fo:margin-top="0cm" fo:margin-bottom="0cm" loext:contextual-spacing="false"/>
    </style:style>
    <style:style style:name="P5" style:family="paragraph" style:parent-style-name="Text_20_body" style:list-style-name="L22">
      <style:paragraph-properties fo:margin-top="0cm" fo:margin-bottom="0cm" loext:contextual-spacing="false"/>
    </style:style>
    <style:style style:name="P6" style:family="paragraph" style:parent-style-name="Text_20_body" style:list-style-name="L32">
      <style:paragraph-properties fo:margin-top="0cm" fo:margin-bottom="0cm" loext:contextual-spacing="false"/>
    </style:style>
    <style:style style:name="P7" style:family="paragraph" style:parent-style-name="Text_20_body" style:list-style-name="L42">
      <style:paragraph-properties fo:margin-top="0cm" fo:margin-bottom="0cm" loext:contextual-spacing="false"/>
    </style:style>
    <style:style style:name="P8" style:family="paragraph" style:parent-style-name="Text_20_body" style:list-style-name="L52">
      <style:paragraph-properties fo:margin-top="0cm" fo:margin-bottom="0cm" loext:contextual-spacing="false"/>
    </style:style>
    <style:style style:name="P9" style:family="paragraph" style:parent-style-name="Text_20_body" style:list-style-name="L62">
      <style:paragraph-properties fo:margin-top="0cm" fo:margin-bottom="0cm" loext:contextual-spacing="false"/>
    </style:style>
    <style:style style:name="P10" style:family="paragraph" style:parent-style-name="Text_20_body" style:list-style-name="L72">
      <style:paragraph-properties fo:margin-top="0cm" fo:margin-bottom="0cm" loext:contextual-spacing="false"/>
    </style:style>
    <style:style style:name="P11" style:family="paragraph" style:parent-style-name="Text_20_body" style:list-style-name="L82">
      <style:paragraph-properties fo:margin-top="0cm" fo:margin-bottom="0cm" loext:contextual-spacing="false"/>
    </style:style>
    <style:style style:name="P12" style:family="paragraph" style:parent-style-name="Text_20_body" style:list-style-name="L92">
      <style:paragraph-properties fo:margin-top="0cm" fo:margin-bottom="0cm" loext:contextual-spacing="false"/>
    </style:style>
    <style:style style:name="T1" style:family="text">
      <style:text-properties officeooo:rsid="0016cd78"/>
    </style:style>
    <style:style style:name="T2" style:family="text">
      <style:text-properties officeooo:rsid="0018275f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63"/><text:span text:style-name="T3"><text:s text:c="3"/>Paper 13 <text:s text:c="54"/>K. AHMADI</text:span></text:p>
      <text:p text:style-name="P1"/>
      <text:p text:style-name="P2"><text:span text:style-name="T1">1- </text:span>Since 1980 the road traffic crossing the border over the conurbation as a whole has ----------------------- doubled, for example, now amounting to almost 350,000 cars per day. </text:p>
      <text:list xml:id="list2878875032" text:style-name="L2">
        <text:list-header>
          <text:p text:style-name="P3"><text:bookmark text:name="Q_0_01"/><text:span text:style-name="T1">a- </text:span>until<text:bookmark text:name="Q_0_1"/> <text:s text:c="8"/><text:span text:style-name="T1">b- </text:span>after<text:bookmark text:name="Q_0_2"/> <text:s text:c="12"/><text:span text:style-name="T1">c- </text:span>while <text:s text:c="6"/><text:span text:style-name="T1">d- </text:span> almost</text:p>
          <text:p text:style-name="P3"/>
        </text:list-header>
      </text:list>
      <text:p text:style-name="Text_20_body"><text:bookmark text:name="Q_1"/><text:span text:style-name="T1">2- </text:span>A fine is --------------------- for any cars remaining in this parking area more than 2 hours.</text:p>
      <text:list xml:id="list3411256637" text:style-name="L12">
        <text:list-header>
          <text:p text:style-name="P4"><text:span text:style-name="T1">a- </text:span> dispensed<text:bookmark text:name="Q_1_1"/> <text:s text:c="6"/><text:span text:style-name="T1">b-</text:span>  imposed <text:s text:c="6"/><text:span text:style-name="T1">c- </text:span> obliged<text:bookmark text:name="Q_11"/><text:bookmark text:name="Q_1_3"/> <text:s text:c="6"/><text:span text:style-name="T1">d- </text:span>summoned</text:p>
          <text:p text:style-name="P4"/>
        </text:list-header>
      </text:list>
      <text:p text:style-name="Text_20_body"><text:bookmark text:name="Q_2"/><text:span text:style-name="T1">3- </text:span>The Eurosystem neither anticipates an abolition of interchange fees --------------does it wish to enter into the defence of these arrangements.</text:p>
      <text:list xml:id="list1383335163" text:style-name="L22">
        <text:list-header>
          <text:p text:style-name="P5"><text:bookmark text:name="Q_2_01"/><text:span text:style-name="T1">a- </text:span>yet <text:s text:c="5"/><text:span text:style-name="T1">b-</text:span> nor<text:bookmark text:name="Q_2_2"/> <text:s text:c="6"/><text:span text:style-name="T1">c-</text:span>  and<text:bookmark text:name="Q_21"/><text:bookmark text:name="Q_2_3"/> <text:s text:c="6"/><text:span text:style-name="T1">d- </text:span>with</text:p>
          <text:p text:style-name="P5"/>
        </text:list-header>
      </text:list>
      <text:p text:style-name="Text_20_body"><text:bookmark text:name="Q_3"/><text:span text:style-name="T1">4- </text:span>To -----------------you for this order, they are giving the company a free gift, to choose from this selection.</text:p>
      <text:list xml:id="list4288446216" text:style-name="L32">
        <text:list-header>
          <text:p text:style-name="P6"><text:bookmark text:name="Q_3_01"/><text:span text:style-name="T1">a- </text:span>thankful <text:s text:c="4"/><text:span text:style-name="T1">b- </text:span> thanks <text:s text:c="5"/><text:span text:style-name="T1">c-</text:span> thank<text:bookmark text:name="Q_31"/><text:bookmark text:name="Q_3_3"/> <text:s text:c="5"/><text:span text:style-name="T1">d-</text:span>  thanking</text:p>
          <text:p text:style-name="P6"/>
        </text:list-header>
      </text:list>
      <text:p text:style-name="Text_20_body"><text:bookmark text:name="Q_4"/><text:span text:style-name="T1">5- </text:span>OPG stated that ----------------site security program ensures that equipment, procedures and trained personnel are in place.</text:p>
      <text:list xml:id="list4039720033" text:style-name="L42">
        <text:list-header>
          <text:p text:style-name="P7"><text:bookmark text:name="Q_4_01"/><text:span text:style-name="T2">a- </text:span>themselves<text:bookmark text:name="Q_4_1"/> <text:s text:c="5"/><text:span text:style-name="T2">b- </text:span>its <text:s text:c="5"/><text:span text:style-name="T2">c-</text:span> itself <text:s text:c="5"/><text:span text:style-name="T2">d-</text:span> they</text:p>
          <text:p text:style-name="P7"/>
        </text:list-header>
      </text:list>
      <text:p text:style-name="Text_20_body"><text:bookmark text:name="Q_5"/><text:span text:style-name="T2">6- </text:span>In case of problems or for -------------------- information an e-mail hotline is also available</text:p>
      <text:list xml:id="list928965326" text:style-name="L52">
        <text:list-header>
          <text:p text:style-name="P8"><text:span text:style-name="T2">a- </text:span> agai<text:bookmark text:name="Q_5_1"/><text:span text:style-name="T2">n <text:s text:c="5"/>b-</text:span>  further<text:bookmark text:name="Q_5_2"/> <text:s text:c="5"/><text:span text:style-name="T2">c- </text:span>near <text:s text:c="5"/><text:span text:style-name="T2">d-</text:span> beyond</text:p>
          <text:p text:style-name="P8"/>
        </text:list-header>
      </text:list>
      <text:p text:style-name="Text_20_body"><text:bookmark text:name="Q_6"/><text:span text:style-name="T2">7- </text:span>This will enable the regulatory process to respond more ----------------------- and effectively to <text:s text:c="3"/>technological change and market developments.</text:p>
      <text:list xml:id="list2512054660" text:style-name="L62">
        <text:list-header>
          <text:p text:style-name="P9"><text:bookmark text:name="Q_6_01"/><text:span text:style-name="T2">a- </text:span>quick <text:s text:c="5"/><text:span text:style-name="T2">b-</text:span> quickly <text:s text:c="4"/><text:span text:style-name="T2">c-</text:span> quickness<text:bookmark text:name="Q_61"/><text:bookmark text:name="Q_6_3"/> <text:s text:c="5"/><text:span text:style-name="T2">d- </text:span>quickest</text:p>
          <text:p text:style-name="P9"/>
        </text:list-header>
      </text:list>
      <text:p text:style-name="Text_20_body"><text:bookmark text:name="Q_7"/><text:span text:style-name="T2">8- </text:span>The project will target not only employees ----------------- to work but also students at post-secondary colleges and universities,</text:p>
      <text:list xml:id="list3922069141" text:style-name="L72">
        <text:list-header>
          <text:p text:style-name="P10"><text:bookmark text:name="Q_7_01"/><text:span text:style-name="T2">a-</text:span>  traveled <text:s text:c="4"/><text:span text:style-name="T2">b-</text:span> have traveled <text:s text:c="5"/><text:span text:style-name="T2">c-</text:span> traveling<text:bookmark text:name="Q_71"/><text:bookmark text:name="Q_7_3"/> <text:s text:c="5"/><text:span text:style-name="T2">d- </text:span>are traveling</text:p>
          <text:p text:style-name="P10"/>
        </text:list-header>
      </text:list>
      <text:p text:style-name="Text_20_body"><text:bookmark text:name="Q_8"/><text:span text:style-name="T2">9- </text:span>SMEs will be encouraged to make the most of their ---------------- potential in all ways, including in traditional areas of activity.</text:p>
      <text:list xml:id="list3377900534" text:style-name="L82">
        <text:list-header>
          <text:p text:style-name="P11"><text:span text:style-name="T2">a-</text:span> innovation <text:s text:c="4"/><text:span text:style-name="T2">b-</text:span> innovator<text:bookmark text:name="Q_8_2"/> <text:s text:c="4"/><text:span text:style-name="T2">c-</text:span>  innovated<text:bookmark text:name="Q_81"/><text:bookmark text:name="Q_8_3"/> <text:s text:c="4"/><text:span text:style-name="T2">d</text:span>  innovative</text:p>
          <text:p text:style-name="P11"/>
        </text:list-header>
      </text:list>
      <text:p text:style-name="Text_20_body"><text:bookmark text:name="Q_9"/><text:span text:style-name="T2">10- </text:span>In addition to an operating theater, the -------------------- will offer a wide range of services for a nominal fee.</text:p>
      <text:list xml:id="list268227764" text:style-name="L92">
        <text:list-header>
          <text:p text:style-name="P12"><text:span text:style-name="T2">a-</text:span> facility <text:s text:c="4"/><text:span text:style-name="T2">b-</text:span> capacity <text:s text:c="4"/><text:span text:style-name="T2">c-</text:span> provision<text:bookmark text:name="Q_9_3"/> <text:s text:c="4"/><text:span text:style-name="T2">d-</text:span>  situation 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09:44:29.577000000</meta:creation-date>
    <dc:date>2017-11-02T10:34:54.739000000</dc:date>
    <meta:editing-duration>PT4S</meta:editing-duration>
    <meta:editing-cycles>1</meta:editing-cycles>
    <meta:document-statistic meta:table-count="0" meta:image-count="0" meta:object-count="0" meta:page-count="1" meta:paragraph-count="30" meta:word-count="305" meta:character-count="2059" meta:non-whitespace-character-count="1502"/>
    <meta:generator>LibreOffice/5.3.5.2$Windows_x86 LibreOffice_project/50d9bf2b0a79cdb85a3814b592608037a682059d</meta:generator>
  </office:meta>
</office:document-meta>
</file>